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92b32" officeooo:paragraph-rsid="00092b32"/>
    </style:style>
    <style:style style:name="P2" style:family="paragraph" style:parent-style-name="Text_20_body">
      <style:text-properties officeooo:rsid="00092b32" officeooo:paragraph-rsid="00092b32"/>
    </style:style>
    <style:style style:name="P3" style:family="paragraph" style:parent-style-name="Text_20_body">
      <style:text-properties officeooo:rsid="000887ab" officeooo:paragraph-rsid="000887ab"/>
    </style:style>
    <style:style style:name="P4" style:family="paragraph" style:parent-style-name="Text_20_body">
      <style:text-properties officeooo:rsid="000e28df" officeooo:paragraph-rsid="000e28df"/>
    </style:style>
    <style:style style:name="P5" style:family="paragraph" style:parent-style-name="Text_20_body">
      <style:text-properties officeooo:rsid="00119b4a" officeooo:paragraph-rsid="00119b4a"/>
    </style:style>
    <style:style style:name="P6" style:family="paragraph" style:parent-style-name="Text_20_body">
      <style:text-properties officeooo:rsid="0012dc6c" officeooo:paragraph-rsid="0012dc6c"/>
    </style:style>
    <style:style style:name="P7" style:family="paragraph" style:parent-style-name="Heading_20_1">
      <style:text-properties officeooo:rsid="00092b32" officeooo:paragraph-rsid="00092b32"/>
    </style:style>
    <style:style style:name="T1" style:family="text">
      <style:text-properties officeooo:rsid="00088ec8"/>
    </style:style>
    <style:style style:name="T2" style:family="text">
      <style:text-properties officeooo:rsid="0012dc6c"/>
    </style:style>
    <style:style style:name="T3" style:family="text">
      <style:text-properties officeooo:rsid="001464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MIWG2S</text:p>
      <text:p text:style-name="P3">My objective in this paper is to explore methodologies to estimate the amount of indigenous North American individuals that are missing and murdered. This <text:span text:style-name="T1">issue is a common issue in population statistics, but is especially a problem in the Native American population due to systemic racism and genocide. Using online resources from official government records, to posts to social media, Data Science can possibly create a more accurate picture of Native victims, which will help Native American Activists in fighting to fix this injustice. </text:span><text:span text:style-name="T3">The Amber alert system has recently added a “feather alert”, which is for an indigenous person who has gone missing.</text:span></text:p>
      <text:p text:style-name="P2">The Lumbee Tribe of North Carolina has called for updated and accurate statistics of cases of missing and murdered indigenous women to be entered into state and national databases. <text:span text:style-name="T2">Other tribes across the nation also make calls report their own data. However, due to blood quantum, not every indigenous person is an enrolled tribal member. This creates a huge problem when trying to quantify what an indigenous is, and therefore finding them.</text:span></text:p>
      <text:p text:style-name="P4">It is possible that many missing individuals are alive and living on the streets. Following this, there must be other cases of missing individuals being alive, but not on the streets. Further, racist policing could ironically locate other missing individuals. While the police does not take reports of missing natives seriously, it is a truth that police officers take reports against POC filed by white people very seriously. This can be used to locate missing native individuals by referencing arrests and outstanding warrants databases.</text:p>
      <text:p text:style-name="P5">I postulate that like the algorithm that can cross check Instagram photos with open CCTV cameras to find security camera footage of the photo being taken, <text:span text:style-name="T2">this technique can be used to possibly locate last locations of missing peoples. Also, using AI and social media could also track the movements of perpetrators. For example pipeline workers.</text:span></text:p>
      <text:p text:style-name="P6">In summation, mass surveillance techniques pioneered by artificial intelligence can hypothetically make great progress for the MMIW movement. Whether it be through compiling evidence, or creating more realistic estimates.</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7" text:outline-level="1" text:is-list-header="true">Citations:</text:h>
      <text:p text:style-name="Preformatted_20_Text"><text:a xlink:type="simple" xlink:href="https://www.siouxlandproud.com/news/fluctuating-missing-indigenous-persons-cases-in-south-dakota/#:~:text=As%20of%20Sunday%2C%20there%20are,of%20those%20people%20are%20Indigenous" text:style-name="Internet_20_link" text:visited-style-name="Visited_20_Internet_20_Link">https://www.siouxlandproud.com/news/fluctuating-missing-indigenous-persons-cases-in-south-dakota/#:~:text=As%20of%20Sunday%2C%20there%20are,of%20those%20people%20are%20Indigenous</text:a></text:p>
      <text:p text:style-name="Preformatted_20_Text"/>
      <text:p text:style-name="P1">Discord user MiaStayGold, sharing a document from the Lumbee Tribe of North Carolin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23:47:59.030490779</meta:creation-date>
    <dc:date>2023-05-05T15:34:09.803638825</dc:date>
    <meta:editing-duration>PT1H10M16S</meta:editing-duration>
    <meta:editing-cycles>2</meta:editing-cycles>
    <meta:generator>LibreOffice/7.3.7.2$Linux_X86_64 LibreOffice_project/30$Build-2</meta:generator>
    <meta:document-statistic meta:table-count="0" meta:image-count="0" meta:object-count="0" meta:page-count="2" meta:paragraph-count="9" meta:word-count="361" meta:character-count="2483" meta:non-whitespace-character-count="2131"/>
  </office:meta>
</office:document-meta>
</file>